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E800000288C3A5185A.jpg"/>
  <manifest:file-entry manifest:media-type="image/png" manifest:full-path="Pictures/10000201000003E8000004B0A15D535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311cm" svg:x="1.052cm" svg:y="8.826cm">
          <draw:image xlink:href="Pictures/10000000000003E800000288C3A5185A.jpg" xlink:type="simple" xlink:show="embed" xlink:actuate="onLoad">
            <text:p/>
          </draw:image>
        </draw:frame>
        <draw:frame draw:style-name="gr1" draw:text-style-name="P1" draw:layer="layout" svg:width="6.2cm" svg:height="7.44cm" svg:x="7.152cm" svg:y="8.382cm">
          <draw:image xlink:href="Pictures/10000201000003E8000004B0A15D535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is Roche</meta:initial-creator>
    <meta:creation-date>2017-01-24T15:24:26.96</meta:creation-date>
    <dc:date>2017-01-24T16:26:30.52</dc:date>
    <dc:creator>Alexis Roche</dc:creator>
    <meta:editing-duration>PT46M53S</meta:editing-duration>
    <meta:editing-cycles>2</meta:editing-cycles>
    <meta:generator>OpenOffice/4.1.2$Win32 OpenOffice.org_project/412m3$Build-9782</meta:generator>
    <meta:document-statistic meta:object-count="2"/>
  </office:meta>
</office:document-meta>
</file>